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9.856cm" svg:height="12.139cm" svg:x="6.6cm" svg:y="16.335cm">
            <draw:object draw:notify-on-update-of-ranges="Tabelle1.B29:Tabelle1.L29 Tabelle1.A37:Tabelle1.A37 Tabelle1.B1:Tabelle1.L1 Tabelle1.B2:Tabelle1.L2 Tabelle1.B2:Tabelle1.L2 Tabelle1.A38:Tabelle1.A38 Tabelle1.B3:Tabelle1.L3 Tabelle1.B4:Tabelle1.L4 Tabelle1.B4:Tabelle1.L4 Tabelle1.A39:Tabelle1.A39 Tabelle1.B5:Tabelle1.L5 Tabelle1.B6:Tabelle1.L6 Tabelle1.B6:Tabelle1.L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719cm" svg:height="12.271cm" svg:x="26.812cm" svg:y="16.441cm">
            <draw:object draw:notify-on-update-of-ranges="Tabelle1.B29:Tabelle1.L29 Tabelle1.A37:Tabelle1.A37 Tabelle1.B7:Tabelle1.L7 Tabelle1.B8:Tabelle1.L8 Tabelle1.B8:Tabelle1.L8 Tabelle1.A38:Tabelle1.A38 Tabelle1.B9:Tabelle1.L9 Tabelle1.B10:Tabelle1.L10 Tabelle1.B10:Tabelle1.L10 Tabelle1.A39:Tabelle1.A39 Tabelle1.B11:Tabelle1.L11 Tabelle1.B12:Tabelle1.L12 Tabelle1.B12:Tabelle1.L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float" office:value="0.9585" calcext:value-type="float">
            <text:p>0,9585</text:p>
          </table:table-cell>
          <table:table-cell office:value-type="float" office:value="0.960866666666666" calcext:value-type="float">
            <text:p>0,9608666667</text:p>
          </table:table-cell>
          <table:table-cell office:value-type="float" office:value="0.9624" calcext:value-type="float">
            <text:p>0,9624</text:p>
          </table:table-cell>
          <table:table-cell office:value-type="float" office:value="0.963666666666666" calcext:value-type="float">
            <text:p>0,9636666667</text:p>
          </table:table-cell>
          <table:table-cell office:value-type="float" office:value="0.964333333333333" calcext:value-type="float">
            <text:p>0,9643333333</text:p>
          </table:table-cell>
          <table:table-cell office:value-type="float" office:value="0.965133333333333" calcext:value-type="float">
            <text:p>0,9651333333</text:p>
          </table:table-cell>
          <table:table-cell office:value-type="float" office:value="0.965833333333333" calcext:value-type="float">
            <text:p>0,9658333333</text:p>
          </table:table-cell>
          <table:table-cell office:value-type="float" office:value="0.966366666666666" calcext:value-type="float">
            <text:p>0,9663666667</text:p>
          </table:table-cell>
          <table:table-cell office:value-type="float" office:value="0.9669" calcext:value-type="float">
            <text:p>0,9669</text:p>
          </table:table-cell>
          <table:table-cell table:number-columns-repeated="2" office:value-type="float" office:value="0.967366666666667" calcext:value-type="float">
            <text:p>0,9673666667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0971392142032606" calcext:value-type="float">
            <text:p>0,0097139214</text:p>
          </table:table-cell>
          <table:table-cell office:value-type="float" office:value="0.00943546810504873" calcext:value-type="float">
            <text:p>0,0094354681</text:p>
          </table:table-cell>
          <table:table-cell office:value-type="float" office:value="0.00935735245106105" calcext:value-type="float">
            <text:p>0,0093573525</text:p>
          </table:table-cell>
          <table:table-cell office:value-type="float" office:value="0.00913178241397137" calcext:value-type="float">
            <text:p>0,0091317824</text:p>
          </table:table-cell>
          <table:table-cell office:value-type="float" office:value="0.00908248768188444" calcext:value-type="float">
            <text:p>0,0090824877</text:p>
          </table:table-cell>
          <table:table-cell office:value-type="float" office:value="0.00899457374767459" calcext:value-type="float">
            <text:p>0,0089945737</text:p>
          </table:table-cell>
          <table:table-cell office:value-type="float" office:value="0.00908094290975287" calcext:value-type="float">
            <text:p>0,0090809429</text:p>
          </table:table-cell>
          <table:table-cell office:value-type="float" office:value="0.00880127273726563" calcext:value-type="float">
            <text:p>0,0088012727</text:p>
          </table:table-cell>
          <table:table-cell office:value-type="float" office:value="0.00877777777777778" calcext:value-type="float">
            <text:p>0,0087777778</text:p>
          </table:table-cell>
          <table:table-cell table:number-columns-repeated="2" office:value-type="float" office:value="0.00862350037386745" calcext:value-type="float">
            <text:p>0,0086235004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54906407843204" calcext:value-type="float">
            <text:p>0,9549064078</text:p>
          </table:table-cell>
          <table:table-cell office:value-type="float" office:value="0.957621654993716" calcext:value-type="float">
            <text:p>0,957621655</text:p>
          </table:table-cell>
          <table:table-cell office:value-type="float" office:value="0.959092527945821" calcext:value-type="float">
            <text:p>0,9590925279</text:p>
          </table:table-cell>
          <table:table-cell office:value-type="float" office:value="0.960434129287176" calcext:value-type="float">
            <text:p>0,9604341293</text:p>
          </table:table-cell>
          <table:table-cell office:value-type="float" office:value="0.961176287253156" calcext:value-type="float">
            <text:p>0,9611762873</text:p>
          </table:table-cell>
          <table:table-cell office:value-type="float" office:value="0.962058347263064" calcext:value-type="float">
            <text:p>0,9620583473</text:p>
          </table:table-cell>
          <table:table-cell office:value-type="float" office:value="0.962807742612042" calcext:value-type="float">
            <text:p>0,9628077426</text:p>
          </table:table-cell>
          <table:table-cell office:value-type="float" office:value="0.963371838171818" calcext:value-type="float">
            <text:p>0,9633718382</text:p>
          </table:table-cell>
          <table:table-cell office:value-type="float" office:value="0.963823993737035" calcext:value-type="float">
            <text:p>0,9638239937</text:p>
          </table:table-cell>
          <table:table-cell table:number-columns-repeated="2" office:value-type="float" office:value="0.964268652984888" calcext:value-type="float">
            <text:p>0,964268653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124596543679534" calcext:value-type="float">
            <text:p>0,0124596544</text:p>
          </table:table-cell>
          <table:table-cell office:value-type="float" office:value="0.0118731311552188" calcext:value-type="float">
            <text:p>0,0118731312</text:p>
          </table:table-cell>
          <table:table-cell office:value-type="float" office:value="0.0118644206221109" calcext:value-type="float">
            <text:p>0,0118644206</text:p>
          </table:table-cell>
          <table:table-cell office:value-type="float" office:value="0.0117358142262195" calcext:value-type="float">
            <text:p>0,0117358142</text:p>
          </table:table-cell>
          <table:table-cell office:value-type="float" office:value="0.0116834022439704" calcext:value-type="float">
            <text:p>0,0116834022</text:p>
          </table:table-cell>
          <table:table-cell office:value-type="float" office:value="0.0114155220578573" calcext:value-type="float">
            <text:p>0,0114155221</text:p>
          </table:table-cell>
          <table:table-cell office:value-type="float" office:value="0.0111290860136523" calcext:value-type="float">
            <text:p>0,011129086</text:p>
          </table:table-cell>
          <table:table-cell office:value-type="float" office:value="0.010763087599749" calcext:value-type="float">
            <text:p>0,0107630876</text:p>
          </table:table-cell>
          <table:table-cell office:value-type="float" office:value="0.0106120606181268" calcext:value-type="float">
            <text:p>0,0106120606</text:p>
          </table:table-cell>
          <table:table-cell table:number-columns-repeated="2" office:value-type="float" office:value="0.0106937108474574" calcext:value-type="float">
            <text:p>0,0106937108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49859666869771" calcext:value-type="float">
            <text:p>0,9498596669</text:p>
          </table:table-cell>
          <table:table-cell office:value-type="float" office:value="0.953070326674823" calcext:value-type="float">
            <text:p>0,9530703267</text:p>
          </table:table-cell>
          <table:table-cell office:value-type="float" office:value="0.954462990032481" calcext:value-type="float">
            <text:p>0,95446299</text:p>
          </table:table-cell>
          <table:table-cell office:value-type="float" office:value="0.955940237345072" calcext:value-type="float">
            <text:p>0,9559402373</text:p>
          </table:table-cell>
          <table:table-cell office:value-type="float" office:value="0.95680176286724" calcext:value-type="float">
            <text:p>0,9568017629</text:p>
          </table:table-cell>
          <table:table-cell office:value-type="float" office:value="0.95783553229328" calcext:value-type="float">
            <text:p>0,9578355323</text:p>
          </table:table-cell>
          <table:table-cell office:value-type="float" office:value="0.95868259503183" calcext:value-type="float">
            <text:p>0,958682595</text:p>
          </table:table-cell>
          <table:table-cell office:value-type="float" office:value="0.959310371872527" calcext:value-type="float">
            <text:p>0,9593103719</text:p>
          </table:table-cell>
          <table:table-cell office:value-type="float" office:value="0.959679475518529" calcext:value-type="float">
            <text:p>0,9596794755</text:p>
          </table:table-cell>
          <table:table-cell table:number-columns-repeated="2" office:value-type="float" office:value="0.960095680270595" calcext:value-type="float">
            <text:p>0,9600956803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177637834321418" calcext:value-type="float">
            <text:p>0,0177637834</text:p>
          </table:table-cell>
          <table:table-cell office:value-type="float" office:value="0.0169934832454628" calcext:value-type="float">
            <text:p>0,0169934832</text:p>
          </table:table-cell>
          <table:table-cell office:value-type="float" office:value="0.0169618131592409" calcext:value-type="float">
            <text:p>0,0169618132</text:p>
          </table:table-cell>
          <table:table-cell office:value-type="float" office:value="0.0170428508821027" calcext:value-type="float">
            <text:p>0,0170428509</text:p>
          </table:table-cell>
          <table:table-cell office:value-type="float" office:value="0.0169350924053775" calcext:value-type="float">
            <text:p>0,0169350924</text:p>
          </table:table-cell>
          <table:table-cell office:value-type="float" office:value="0.0163780227718535" calcext:value-type="float">
            <text:p>0,0163780228</text:p>
          </table:table-cell>
          <table:table-cell office:value-type="float" office:value="0.0157494533874425" calcext:value-type="float">
            <text:p>0,0157494534</text:p>
          </table:table-cell>
          <table:table-cell office:value-type="float" office:value="0.015273493792393" calcext:value-type="float">
            <text:p>0,0152734938</text:p>
          </table:table-cell>
          <table:table-cell office:value-type="float" office:value="0.0149450975115635" calcext:value-type="float">
            <text:p>0,0149450975</text:p>
          </table:table-cell>
          <table:table-cell table:number-columns-repeated="2" office:value-type="float" office:value="0.015283427001288" calcext:value-type="float">
            <text:p>0,01528342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07293658073113" calcext:value-type="float">
            <text:p>0,6072936581</text:p>
          </table:table-cell>
          <table:table-cell office:value-type="float" office:value="0.612620939431152" calcext:value-type="float">
            <text:p>0,6126209394</text:p>
          </table:table-cell>
          <table:table-cell office:value-type="float" office:value="0.616210269341853" calcext:value-type="float">
            <text:p>0,6162102693</text:p>
          </table:table-cell>
          <table:table-cell office:value-type="float" office:value="0.61964760996692" calcext:value-type="float">
            <text:p>0,61964761</text:p>
          </table:table-cell>
          <table:table-cell office:value-type="float" office:value="0.623437228115217" calcext:value-type="float">
            <text:p>0,6234372281</text:p>
          </table:table-cell>
          <table:table-cell office:value-type="float" office:value="0.626901208463175" calcext:value-type="float">
            <text:p>0,6269012085</text:p>
          </table:table-cell>
          <table:table-cell office:value-type="float" office:value="0.628965240938018" calcext:value-type="float">
            <text:p>0,6289652409</text:p>
          </table:table-cell>
          <table:table-cell office:value-type="float" office:value="0.630130230360164" calcext:value-type="float">
            <text:p>0,6301302304</text:p>
          </table:table-cell>
          <table:table-cell office:value-type="float" office:value="0.63306210009623" calcext:value-type="float">
            <text:p>0,6330621001</text:p>
          </table:table-cell>
          <table:table-cell office:value-type="float" office:value="0.636517679226586" calcext:value-type="float">
            <text:p>0,6365176792</text:p>
          </table:table-cell>
          <table:table-cell office:value-type="float" office:value="0.637203991943828" calcext:value-type="float">
            <text:p>0,6372039919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296814469663761" calcext:value-type="float">
            <text:p>0,029681447</text:p>
          </table:table-cell>
          <table:table-cell office:value-type="float" office:value="0.029665481923584" calcext:value-type="float">
            <text:p>0,0296654819</text:p>
          </table:table-cell>
          <table:table-cell office:value-type="float" office:value="0.0289135772431225" calcext:value-type="float">
            <text:p>0,0289135772</text:p>
          </table:table-cell>
          <table:table-cell office:value-type="float" office:value="0.0290089546504673" calcext:value-type="float">
            <text:p>0,0290089547</text:p>
          </table:table-cell>
          <table:table-cell office:value-type="float" office:value="0.0285685987458903" calcext:value-type="float">
            <text:p>0,0285685987</text:p>
          </table:table-cell>
          <table:table-cell office:value-type="float" office:value="0.0285303691171502" calcext:value-type="float">
            <text:p>0,0285303691</text:p>
          </table:table-cell>
          <table:table-cell office:value-type="float" office:value="0.0288596532177643" calcext:value-type="float">
            <text:p>0,0288596532</text:p>
          </table:table-cell>
          <table:table-cell office:value-type="float" office:value="0.0291004648522535" calcext:value-type="float">
            <text:p>0,0291004649</text:p>
          </table:table-cell>
          <table:table-cell office:value-type="float" office:value="0.0288776207742784" calcext:value-type="float">
            <text:p>0,0288776208</text:p>
          </table:table-cell>
          <table:table-cell office:value-type="float" office:value="0.0283379739504392" calcext:value-type="float">
            <text:p>0,028337974</text:p>
          </table:table-cell>
          <table:table-cell office:value-type="float" office:value="0.0285908126903069" calcext:value-type="float">
            <text:p>0,0285908127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356189169091916" calcext:value-type="float">
            <text:p>0,3561891691</text:p>
          </table:table-cell>
          <table:table-cell office:value-type="float" office:value="0.367977109160839" calcext:value-type="float">
            <text:p>0,3679771092</text:p>
          </table:table-cell>
          <table:table-cell office:value-type="float" office:value="0.375033530117451" calcext:value-type="float">
            <text:p>0,3750335301</text:p>
          </table:table-cell>
          <table:table-cell office:value-type="float" office:value="0.381865411305617" calcext:value-type="float">
            <text:p>0,3818654113</text:p>
          </table:table-cell>
          <table:table-cell office:value-type="float" office:value="0.387826204339284" calcext:value-type="float">
            <text:p>0,3878262043</text:p>
          </table:table-cell>
          <table:table-cell office:value-type="float" office:value="0.394220014997274" calcext:value-type="float">
            <text:p>0,394220015</text:p>
          </table:table-cell>
          <table:table-cell office:value-type="float" office:value="0.398836786499077" calcext:value-type="float">
            <text:p>0,3988367865</text:p>
          </table:table-cell>
          <table:table-cell office:value-type="float" office:value="0.401462736978417" calcext:value-type="float">
            <text:p>0,401462737</text:p>
          </table:table-cell>
          <table:table-cell office:value-type="float" office:value="0.406191766539501" calcext:value-type="float">
            <text:p>0,4061917665</text:p>
          </table:table-cell>
          <table:table-cell office:value-type="float" office:value="0.412112350873282" calcext:value-type="float">
            <text:p>0,4121123509</text:p>
          </table:table-cell>
          <table:table-cell office:value-type="float" office:value="0.412967730475526" calcext:value-type="float">
            <text:p>0,4129677305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163957947137893" calcext:value-type="float">
            <text:p>0,0163957947</text:p>
          </table:table-cell>
          <table:table-cell office:value-type="float" office:value="0.0169583726577795" calcext:value-type="float">
            <text:p>0,0169583727</text:p>
          </table:table-cell>
          <table:table-cell office:value-type="float" office:value="0.0177813462268516" calcext:value-type="float">
            <text:p>0,0177813462</text:p>
          </table:table-cell>
          <table:table-cell office:value-type="float" office:value="0.0180232595160961" calcext:value-type="float">
            <text:p>0,0180232595</text:p>
          </table:table-cell>
          <table:table-cell office:value-type="float" office:value="0.0179610636649907" calcext:value-type="float">
            <text:p>0,0179610637</text:p>
          </table:table-cell>
          <table:table-cell office:value-type="float" office:value="0.017812111774235" calcext:value-type="float">
            <text:p>0,0178121118</text:p>
          </table:table-cell>
          <table:table-cell office:value-type="float" office:value="0.0184442540499568" calcext:value-type="float">
            <text:p>0,018444254</text:p>
          </table:table-cell>
          <table:table-cell office:value-type="float" office:value="0.0191494637993796" calcext:value-type="float">
            <text:p>0,0191494638</text:p>
          </table:table-cell>
          <table:table-cell office:value-type="float" office:value="0.0186193209298944" calcext:value-type="float">
            <text:p>0,0186193209</text:p>
          </table:table-cell>
          <table:table-cell office:value-type="float" office:value="0.019756341948761" calcext:value-type="float">
            <text:p>0,0197563419</text:p>
          </table:table-cell>
          <table:table-cell office:value-type="float" office:value="0.019591851753482" calcext:value-type="float">
            <text:p>0,0195918518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0408586725012819" calcext:value-type="float">
            <text:p>0,0408586725</text:p>
          </table:table-cell>
          <table:table-cell office:value-type="float" office:value="0.0604834074076571" calcext:value-type="float">
            <text:p>0,0604834074</text:p>
          </table:table-cell>
          <table:table-cell office:value-type="float" office:value="0.0722672299278593" calcext:value-type="float">
            <text:p>0,0722672299</text:p>
          </table:table-cell>
          <table:table-cell office:value-type="float" office:value="0.0834445470034923" calcext:value-type="float">
            <text:p>0,083444547</text:p>
          </table:table-cell>
          <table:table-cell office:value-type="float" office:value="0.0923385826653455" calcext:value-type="float">
            <text:p>0,0923385827</text:p>
          </table:table-cell>
          <table:table-cell office:value-type="float" office:value="0.102374013386928" calcext:value-type="float">
            <text:p>0,1023740134</text:p>
          </table:table-cell>
          <table:table-cell office:value-type="float" office:value="0.109968456240771" calcext:value-type="float">
            <text:p>0,1099684562</text:p>
          </table:table-cell>
          <table:table-cell office:value-type="float" office:value="0.114383454812496" calcext:value-type="float">
            <text:p>0,1143834548</text:p>
          </table:table-cell>
          <table:table-cell office:value-type="float" office:value="0.12149647272163" calcext:value-type="float">
            <text:p>0,1214964727</text:p>
          </table:table-cell>
          <table:table-cell office:value-type="float" office:value="0.13037663553069" calcext:value-type="float">
            <text:p>0,1303766355</text:p>
          </table:table-cell>
          <table:table-cell office:value-type="float" office:value="0.131442940833651" calcext:value-type="float">
            <text:p>0,1314429408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250797449200868" calcext:value-type="float">
            <text:p>0,0250797449</text:p>
          </table:table-cell>
          <table:table-cell office:value-type="float" office:value="0.0256685617363311" calcext:value-type="float">
            <text:p>0,0256685617</text:p>
          </table:table-cell>
          <table:table-cell office:value-type="float" office:value="0.0270733908883825" calcext:value-type="float">
            <text:p>0,0270733909</text:p>
          </table:table-cell>
          <table:table-cell office:value-type="float" office:value="0.0272749210573057" calcext:value-type="float">
            <text:p>0,0272749211</text:p>
          </table:table-cell>
          <table:table-cell office:value-type="float" office:value="0.0273006293824846" calcext:value-type="float">
            <text:p>0,0273006294</text:p>
          </table:table-cell>
          <table:table-cell office:value-type="float" office:value="0.0271623072894465" calcext:value-type="float">
            <text:p>0,0271623073</text:p>
          </table:table-cell>
          <table:table-cell office:value-type="float" office:value="0.0275965805353778" calcext:value-type="float">
            <text:p>0,0275965805</text:p>
          </table:table-cell>
          <table:table-cell office:value-type="float" office:value="0.0281103394780385" calcext:value-type="float">
            <text:p>0,0281103395</text:p>
          </table:table-cell>
          <table:table-cell office:value-type="float" office:value="0.0272674862628904" calcext:value-type="float">
            <text:p>0,0272674863</text:p>
          </table:table-cell>
          <table:table-cell office:value-type="float" office:value="0.0295665715146065" calcext:value-type="float">
            <text:p>0,0295665715</text:p>
          </table:table-cell>
          <table:table-cell office:value-type="float" office:value="0.029181140864932" calcext:value-type="float">
            <text:p>0,0291811409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942187384504547" calcext:value-type="float">
            <text:p>0,9421873845</text:p>
          </table:table-cell>
          <table:table-cell office:value-type="float" office:value="0.946483305690511" calcext:value-type="float">
            <text:p>0,9464833057</text:p>
          </table:table-cell>
          <table:table-cell office:value-type="float" office:value="0.948131001125924" calcext:value-type="float">
            <text:p>0,9481310011</text:p>
          </table:table-cell>
          <table:table-cell office:value-type="float" office:value="0.950772995751106" calcext:value-type="float">
            <text:p>0,9507729958</text:p>
          </table:table-cell>
          <table:table-cell office:value-type="float" office:value="0.951785794651842" calcext:value-type="float">
            <text:p>0,9517857947</text:p>
          </table:table-cell>
          <table:table-cell office:value-type="float" office:value="0.953664654258639" calcext:value-type="float">
            <text:p>0,9536646543</text:p>
          </table:table-cell>
          <table:table-cell office:value-type="float" office:value="0.954840261217221" calcext:value-type="float">
            <text:p>0,9548402612</text:p>
          </table:table-cell>
          <table:table-cell office:value-type="float" office:value="0.95573684053964" calcext:value-type="float">
            <text:p>0,9557368405</text:p>
          </table:table-cell>
          <table:table-cell office:value-type="float" office:value="0.956282740139337" calcext:value-type="float">
            <text:p>0,9562827401</text:p>
          </table:table-cell>
          <table:table-cell table:number-columns-repeated="2" office:value-type="float" office:value="0.956568165240552" calcext:value-type="float">
            <text:p>0,9565681652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248569543229917" calcext:value-type="float">
            <text:p>0,0248569543</text:p>
          </table:table-cell>
          <table:table-cell office:value-type="float" office:value="0.0240375981904021" calcext:value-type="float">
            <text:p>0,0240375982</text:p>
          </table:table-cell>
          <table:table-cell office:value-type="float" office:value="0.0237871639896068" calcext:value-type="float">
            <text:p>0,023787164</text:p>
          </table:table-cell>
          <table:table-cell office:value-type="float" office:value="0.0244415198200039" calcext:value-type="float">
            <text:p>0,0244415198</text:p>
          </table:table-cell>
          <table:table-cell office:value-type="float" office:value="0.0239966665887683" calcext:value-type="float">
            <text:p>0,0239966666</text:p>
          </table:table-cell>
          <table:table-cell office:value-type="float" office:value="0.0226335354889471" calcext:value-type="float">
            <text:p>0,0226335355</text:p>
          </table:table-cell>
          <table:table-cell office:value-type="float" office:value="0.0219111009684287" calcext:value-type="float">
            <text:p>0,021911101</text:p>
          </table:table-cell>
          <table:table-cell office:value-type="float" office:value="0.0211927045518012" calcext:value-type="float">
            <text:p>0,0211927046</text:p>
          </table:table-cell>
          <table:table-cell office:value-type="float" office:value="0.0205093064799454" calcext:value-type="float">
            <text:p>0,0205093065</text:p>
          </table:table-cell>
          <table:table-cell table:number-columns-repeated="2" office:value-type="float" office:value="0.0203293615129594" calcext:value-type="float">
            <text:p>0,0203293615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0629118278299796" calcext:value-type="float">
            <text:p>0,0629118278</text:p>
          </table:table-cell>
          <table:table-cell office:value-type="float" office:value="0.0896599634082286" calcext:value-type="float">
            <text:p>0,0896599634</text:p>
          </table:table-cell>
          <table:table-cell office:value-type="float" office:value="0.105462836305175" calcext:value-type="float">
            <text:p>0,1054628363</text:p>
          </table:table-cell>
          <table:table-cell office:value-type="float" office:value="0.119716281313292" calcext:value-type="float">
            <text:p>0,1197162813</text:p>
          </table:table-cell>
          <table:table-cell office:value-type="float" office:value="0.132784915041325" calcext:value-type="float">
            <text:p>0,132784915</text:p>
          </table:table-cell>
          <table:table-cell office:value-type="float" office:value="0.143873368634052" calcext:value-type="float">
            <text:p>0,1438733686</text:p>
          </table:table-cell>
          <table:table-cell office:value-type="float" office:value="0.150592932350448" calcext:value-type="float">
            <text:p>0,1505929324</text:p>
          </table:table-cell>
          <table:table-cell office:value-type="float" office:value="0.155539095751956" calcext:value-type="float">
            <text:p>0,1555390958</text:p>
          </table:table-cell>
          <table:table-cell office:value-type="float" office:value="0.163999334708987" calcext:value-type="float">
            <text:p>0,1639993347</text:p>
          </table:table-cell>
          <table:table-cell office:value-type="float" office:value="0.17060287156324" calcext:value-type="float">
            <text:p>0,1706028716</text:p>
          </table:table-cell>
          <table:table-cell office:value-type="float" office:value="0.171354170025146" calcext:value-type="float">
            <text:p>0,17135417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418743599755766" calcext:value-type="float">
            <text:p>0,04187436</text:p>
          </table:table-cell>
          <table:table-cell office:value-type="float" office:value="0.0402870204410333" calcext:value-type="float">
            <text:p>0,0402870204</text:p>
          </table:table-cell>
          <table:table-cell office:value-type="float" office:value="0.041971225656454" calcext:value-type="float">
            <text:p>0,0419712257</text:p>
          </table:table-cell>
          <table:table-cell office:value-type="float" office:value="0.0444326201670107" calcext:value-type="float">
            <text:p>0,0444326202</text:p>
          </table:table-cell>
          <table:table-cell office:value-type="float" office:value="0.0454645102031794" calcext:value-type="float">
            <text:p>0,0454645102</text:p>
          </table:table-cell>
          <table:table-cell office:value-type="float" office:value="0.0444902963155169" calcext:value-type="float">
            <text:p>0,0444902963</text:p>
          </table:table-cell>
          <table:table-cell office:value-type="float" office:value="0.0436397398434462" calcext:value-type="float">
            <text:p>0,0436397398</text:p>
          </table:table-cell>
          <table:table-cell office:value-type="float" office:value="0.0466197995510064" calcext:value-type="float">
            <text:p>0,0466197996</text:p>
          </table:table-cell>
          <table:table-cell office:value-type="float" office:value="0.0448431773529795" calcext:value-type="float">
            <text:p>0,0448431774</text:p>
          </table:table-cell>
          <table:table-cell office:value-type="float" office:value="0.044208250064197" calcext:value-type="float">
            <text:p>0,0442082501</text:p>
          </table:table-cell>
          <table:table-cell office:value-type="float" office:value="0.0437217308634821" calcext:value-type="float">
            <text:p>0,0437217309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96499988979007" calcext:value-type="float">
            <text:p>0,9649998898</text:p>
          </table:table-cell>
          <table:table-cell office:value-type="float" office:value="0.966724311631502" calcext:value-type="float">
            <text:p>0,9667243116</text:p>
          </table:table-cell>
          <table:table-cell office:value-type="float" office:value="0.968351603772501" calcext:value-type="float">
            <text:p>0,9683516038</text:p>
          </table:table-cell>
          <table:table-cell office:value-type="float" office:value="0.969421913171384" calcext:value-type="float">
            <text:p>0,9694219132</text:p>
          </table:table-cell>
          <table:table-cell office:value-type="float" office:value="0.969925336024986" calcext:value-type="float">
            <text:p>0,969925336</text:p>
          </table:table-cell>
          <table:table-cell office:value-type="float" office:value="0.970503977202632" calcext:value-type="float">
            <text:p>0,9705039772</text:p>
          </table:table-cell>
          <table:table-cell office:value-type="float" office:value="0.971058037772464" calcext:value-type="float">
            <text:p>0,9710580378</text:p>
          </table:table-cell>
          <table:table-cell office:value-type="float" office:value="0.9714947707704" calcext:value-type="float">
            <text:p>0,9714947708</text:p>
          </table:table-cell>
          <table:table-cell office:value-type="float" office:value="0.972113030174045" calcext:value-type="float">
            <text:p>0,9721130302</text:p>
          </table:table-cell>
          <table:table-cell table:number-columns-repeated="2" office:value-type="float" office:value="0.972614598413472" calcext:value-type="float">
            <text:p>0,9726145984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105668253172108" calcext:value-type="float">
            <text:p>0,0105668253</text:p>
          </table:table-cell>
          <table:table-cell office:value-type="float" office:value="0.010801132468916" calcext:value-type="float">
            <text:p>0,0108011325</text:p>
          </table:table-cell>
          <table:table-cell office:value-type="float" office:value="0.010666252606632" calcext:value-type="float">
            <text:p>0,0106662526</text:p>
          </table:table-cell>
          <table:table-cell office:value-type="float" office:value="0.0107162483130541" calcext:value-type="float">
            <text:p>0,0107162483</text:p>
          </table:table-cell>
          <table:table-cell office:value-type="float" office:value="0.010554078612181" calcext:value-type="float">
            <text:p>0,0105540786</text:p>
          </table:table-cell>
          <table:table-cell office:value-type="float" office:value="0.0104774899671501" calcext:value-type="float">
            <text:p>0,01047749</text:p>
          </table:table-cell>
          <table:table-cell office:value-type="float" office:value="0.010854538461381" calcext:value-type="float">
            <text:p>0,0108545385</text:p>
          </table:table-cell>
          <table:table-cell office:value-type="float" office:value="0.0106993570776974" calcext:value-type="float">
            <text:p>0,0106993571</text:p>
          </table:table-cell>
          <table:table-cell office:value-type="float" office:value="0.0107805399332455" calcext:value-type="float">
            <text:p>0,0107805399</text:p>
          </table:table-cell>
          <table:table-cell table:number-columns-repeated="2" office:value-type="float" office:value="0.0105284557177553" calcext:value-type="float">
            <text:p>0,0105284557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986850162273185" calcext:value-type="float">
            <text:p>0,9868501623</text:p>
          </table:table-cell>
          <table:table-cell office:value-type="float" office:value="0.982964512667202" calcext:value-type="float">
            <text:p>0,9829645127</text:p>
          </table:table-cell>
          <table:table-cell office:value-type="float" office:value="0.980566130496632" calcext:value-type="float">
            <text:p>0,9805661305</text:p>
          </table:table-cell>
          <table:table-cell office:value-type="float" office:value="0.978707139909865" calcext:value-type="float">
            <text:p>0,9787071399</text:p>
          </table:table-cell>
          <table:table-cell office:value-type="float" office:value="0.97880144768716" calcext:value-type="float">
            <text:p>0,9788014477</text:p>
          </table:table-cell>
          <table:table-cell office:value-type="float" office:value="0.977912018217965" calcext:value-type="float">
            <text:p>0,9779120182</text:p>
          </table:table-cell>
          <table:table-cell office:value-type="float" office:value="0.97657344701569" calcext:value-type="float">
            <text:p>0,976573447</text:p>
          </table:table-cell>
          <table:table-cell office:value-type="float" office:value="0.975621301310259" calcext:value-type="float">
            <text:p>0,9756213013</text:p>
          </table:table-cell>
          <table:table-cell office:value-type="float" office:value="0.97558235417524" calcext:value-type="float">
            <text:p>0,9755823542</text:p>
          </table:table-cell>
          <table:table-cell office:value-type="float" office:value="0.975583781558465" calcext:value-type="float">
            <text:p>0,9755837816</text:p>
          </table:table-cell>
          <table:table-cell office:value-type="float" office:value="0.976017309759276" calcext:value-type="float">
            <text:p>0,9760173098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1272898131937" calcext:value-type="float">
            <text:p>0,0127289813</text:p>
          </table:table-cell>
          <table:table-cell office:value-type="float" office:value="0.0121067671520631" calcext:value-type="float">
            <text:p>0,0121067672</text:p>
          </table:table-cell>
          <table:table-cell office:value-type="float" office:value="0.0127201883272245" calcext:value-type="float">
            <text:p>0,0127201883</text:p>
          </table:table-cell>
          <table:table-cell office:value-type="float" office:value="0.0131477394357913" calcext:value-type="float">
            <text:p>0,0131477394</text:p>
          </table:table-cell>
          <table:table-cell office:value-type="float" office:value="0.0136867001808708" calcext:value-type="float">
            <text:p>0,0136867002</text:p>
          </table:table-cell>
          <table:table-cell office:value-type="float" office:value="0.012861889943763" calcext:value-type="float">
            <text:p>0,0128618899</text:p>
          </table:table-cell>
          <table:table-cell office:value-type="float" office:value="0.0124279123796653" calcext:value-type="float">
            <text:p>0,0124279124</text:p>
          </table:table-cell>
          <table:table-cell office:value-type="float" office:value="0.0125381838114118" calcext:value-type="float">
            <text:p>0,0125381838</text:p>
          </table:table-cell>
          <table:table-cell office:value-type="float" office:value="0.0125243674205463" calcext:value-type="float">
            <text:p>0,0125243674</text:p>
          </table:table-cell>
          <table:table-cell office:value-type="float" office:value="0.0122474270928016" calcext:value-type="float">
            <text:p>0,0122474271</text:p>
          </table:table-cell>
          <table:table-cell office:value-type="float" office:value="0.0119346149597556" calcext:value-type="float">
            <text:p>0,011934615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office:value-type="float" office:value="0.957531949234994" calcext:value-type="float">
            <text:p>0,9575319492</text:p>
          </table:table-cell>
          <table:table-cell office:value-type="float" office:value="0.959657347659135" calcext:value-type="float">
            <text:p>0,9596573477</text:p>
          </table:table-cell>
          <table:table-cell office:value-type="float" office:value="0.960794978939038" calcext:value-type="float">
            <text:p>0,9607949789</text:p>
          </table:table-cell>
          <table:table-cell office:value-type="float" office:value="0.961107478939038" calcext:value-type="float">
            <text:p>0,9611074789</text:p>
          </table:table-cell>
          <table:table-cell office:value-type="float" office:value="0.961817731082638" calcext:value-type="float">
            <text:p>0,9618177311</text:p>
          </table:table-cell>
          <table:table-cell office:value-type="float" office:value="0.96200641032792" calcext:value-type="float">
            <text:p>0,9620064103</text:p>
          </table:table-cell>
          <table:table-cell office:value-type="float" office:value="0.962524928846439" calcext:value-type="float">
            <text:p>0,9625249288</text:p>
          </table:table-cell>
          <table:table-cell office:value-type="float" office:value="0.962883903205413" calcext:value-type="float">
            <text:p>0,9628839032</text:p>
          </table:table-cell>
          <table:table-cell office:value-type="float" office:value="0.963076210897721" calcext:value-type="float">
            <text:p>0,9630762109</text:p>
          </table:table-cell>
          <table:table-cell table:number-columns-repeated="2" office:value-type="float" office:value="0.963623195300638" calcext:value-type="float">
            <text:p>0,9636231953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office:value-type="float" office:value="0.0236390996942545" calcext:value-type="float">
            <text:p>0,0236390997</text:p>
          </table:table-cell>
          <table:table-cell office:value-type="float" office:value="0.0235682636709172" calcext:value-type="float">
            <text:p>0,0235682637</text:p>
          </table:table-cell>
          <table:table-cell office:value-type="float" office:value="0.0230438039218743" calcext:value-type="float">
            <text:p>0,0230438039</text:p>
          </table:table-cell>
          <table:table-cell office:value-type="float" office:value="0.0228285777974347" calcext:value-type="float">
            <text:p>0,0228285778</text:p>
          </table:table-cell>
          <table:table-cell office:value-type="float" office:value="0.0225991355713687" calcext:value-type="float">
            <text:p>0,0225991356</text:p>
          </table:table-cell>
          <table:table-cell office:value-type="float" office:value="0.0223621844959006" calcext:value-type="float">
            <text:p>0,0223621845</text:p>
          </table:table-cell>
          <table:table-cell office:value-type="float" office:value="0.0212673878379166" calcext:value-type="float">
            <text:p>0,0212673878</text:p>
          </table:table-cell>
          <table:table-cell office:value-type="float" office:value="0.0213099189890841" calcext:value-type="float">
            <text:p>0,021309919</text:p>
          </table:table-cell>
          <table:table-cell office:value-type="float" office:value="0.021208889792862" calcext:value-type="float">
            <text:p>0,0212088898</text:p>
          </table:table-cell>
          <table:table-cell table:number-columns-repeated="2" office:value-type="float" office:value="0.021421666767717" calcext:value-type="float">
            <text:p>0,0214216668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018805517172584" calcext:value-type="float">
            <text:p>0,0188055172</text:p>
          </table:table-cell>
          <table:table-cell office:value-type="float" office:value="0.0313068514070855" calcext:value-type="float">
            <text:p>0,0313068514</text:p>
          </table:table-cell>
          <table:table-cell office:value-type="float" office:value="0.0390716235505432" calcext:value-type="float">
            <text:p>0,0390716236</text:p>
          </table:table-cell>
          <table:table-cell office:value-type="float" office:value="0.0471728126936923" calcext:value-type="float">
            <text:p>0,0471728127</text:p>
          </table:table-cell>
          <table:table-cell office:value-type="float" office:value="0.0518922502893662" calcext:value-type="float">
            <text:p>0,0518922503</text:p>
          </table:table-cell>
          <table:table-cell office:value-type="float" office:value="0.0608746581398038" calcext:value-type="float">
            <text:p>0,0608746581</text:p>
          </table:table-cell>
          <table:table-cell office:value-type="float" office:value="0.0693439801310944" calcext:value-type="float">
            <text:p>0,0693439801</text:p>
          </table:table-cell>
          <table:table-cell office:value-type="float" office:value="0.0732278138730359" calcext:value-type="float">
            <text:p>0,0732278139</text:p>
          </table:table-cell>
          <table:table-cell office:value-type="float" office:value="0.0789936107342731" calcext:value-type="float">
            <text:p>0,0789936107</text:p>
          </table:table-cell>
          <table:table-cell office:value-type="float" office:value="0.0901503994981404" calcext:value-type="float">
            <text:p>0,0901503995</text:p>
          </table:table-cell>
          <table:table-cell office:value-type="float" office:value="0.0915317116421551" calcext:value-type="float">
            <text:p>0,0915317116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226766444768726" calcext:value-type="float">
            <text:p>0,0226766445</text:p>
          </table:table-cell>
          <table:table-cell office:value-type="float" office:value="0.0279118707298652" calcext:value-type="float">
            <text:p>0,0279118707</text:p>
          </table:table-cell>
          <table:table-cell office:value-type="float" office:value="0.02976771595811" calcext:value-type="float">
            <text:p>0,029767716</text:p>
          </table:table-cell>
          <table:table-cell office:value-type="float" office:value="0.0294152732503405" calcext:value-type="float">
            <text:p>0,0294152733</text:p>
          </table:table-cell>
          <table:table-cell office:value-type="float" office:value="0.0285488308240976" calcext:value-type="float">
            <text:p>0,0285488308</text:p>
          </table:table-cell>
          <table:table-cell office:value-type="float" office:value="0.0285975543551972" calcext:value-type="float">
            <text:p>0,0285975544</text:p>
          </table:table-cell>
          <table:table-cell office:value-type="float" office:value="0.0297503667945219" calcext:value-type="float">
            <text:p>0,0297503668</text:p>
          </table:table-cell>
          <table:table-cell office:value-type="float" office:value="0.0287649362623234" calcext:value-type="float">
            <text:p>0,0287649363</text:p>
          </table:table-cell>
          <table:table-cell office:value-type="float" office:value="0.0274405730540267" calcext:value-type="float">
            <text:p>0,0274405731</text:p>
          </table:table-cell>
          <table:table-cell office:value-type="float" office:value="0.0341363614429427" calcext:value-type="float">
            <text:p>0,0341363614</text:p>
          </table:table-cell>
          <table:table-cell office:value-type="float" office:value="0.0337723955709373" calcext:value-type="float">
            <text:p>0,0337723956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4305937043073" calcext:value-type="float">
            <text:p>0,7430593704</text:p>
          </table:table-cell>
          <table:table-cell office:value-type="float" office:value="0.747768575849429" calcext:value-type="float">
            <text:p>0,7477685758</text:p>
          </table:table-cell>
          <table:table-cell office:value-type="float" office:value="0.750933756310321" calcext:value-type="float">
            <text:p>0,7509337563</text:p>
          </table:table-cell>
          <table:table-cell office:value-type="float" office:value="0.753876295477736" calcext:value-type="float">
            <text:p>0,7538762955</text:p>
          </table:table-cell>
          <table:table-cell office:value-type="float" office:value="0.756897011292047" calcext:value-type="float">
            <text:p>0,7568970113</text:p>
          </table:table-cell>
          <table:table-cell office:value-type="float" office:value="0.759693584140417" calcext:value-type="float">
            <text:p>0,7596935841</text:p>
          </table:table-cell>
          <table:table-cell office:value-type="float" office:value="0.761418215111855" calcext:value-type="float">
            <text:p>0,7614182151</text:p>
          </table:table-cell>
          <table:table-cell office:value-type="float" office:value="0.762436402086916" calcext:value-type="float">
            <text:p>0,7624364021</text:p>
          </table:table-cell>
          <table:table-cell office:value-type="float" office:value="0.76475397224987" calcext:value-type="float">
            <text:p>0,7647539722</text:p>
          </table:table-cell>
          <table:table-cell office:value-type="float" office:value="0.767433984446176" calcext:value-type="float">
            <text:p>0,7674339844</text:p>
          </table:table-cell>
          <table:table-cell office:value-type="float" office:value="0.767928616325539" calcext:value-type="float">
            <text:p>0,7679286163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221811664033963" calcext:value-type="float">
            <text:p>0,0221811664</text:p>
          </table:table-cell>
          <table:table-cell office:value-type="float" office:value="0.0221691463751528" calcext:value-type="float">
            <text:p>0,0221691464</text:p>
          </table:table-cell>
          <table:table-cell office:value-type="float" office:value="0.0216449110631893" calcext:value-type="float">
            <text:p>0,0216449111</text:p>
          </table:table-cell>
          <table:table-cell office:value-type="float" office:value="0.0217204708889219" calcext:value-type="float">
            <text:p>0,0217204709</text:p>
          </table:table-cell>
          <table:table-cell office:value-type="float" office:value="0.021295711990802" calcext:value-type="float">
            <text:p>0,021295712</text:p>
          </table:table-cell>
          <table:table-cell office:value-type="float" office:value="0.0211048825604333" calcext:value-type="float">
            <text:p>0,0211048826</text:p>
          </table:table-cell>
          <table:table-cell office:value-type="float" office:value="0.0214027160913557" calcext:value-type="float">
            <text:p>0,0214027161</text:p>
          </table:table-cell>
          <table:table-cell office:value-type="float" office:value="0.0216350985579613" calcext:value-type="float">
            <text:p>0,0216350986</text:p>
          </table:table-cell>
          <table:table-cell office:value-type="float" office:value="0.021324710217172" calcext:value-type="float">
            <text:p>0,0213247102</text:p>
          </table:table-cell>
          <table:table-cell office:value-type="float" office:value="0.0207626434945591" calcext:value-type="float">
            <text:p>0,0207626435</text:p>
          </table:table-cell>
          <table:table-cell office:value-type="float" office:value="0.0209660849118739" calcext:value-type="float">
            <text:p>0,0209660849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8.19368178" calcext:value-type="float">
            <text:p>28,19368178</text:p>
          </table:table-cell>
          <table:table-cell office:value-type="float" office:value="28.29417764" calcext:value-type="float">
            <text:p>28,29417764</text:p>
          </table:table-cell>
          <table:table-cell office:value-type="float" office:value="28.28211811" calcext:value-type="float">
            <text:p>28,28211811</text:p>
          </table:table-cell>
          <table:table-cell office:value-type="float" office:value="28.86396346" calcext:value-type="float">
            <text:p>28,86396346</text:p>
          </table:table-cell>
          <table:table-cell office:value-type="float" office:value="29.79904323" calcext:value-type="float">
            <text:p>29,79904323</text:p>
          </table:table-cell>
          <table:table-cell office:value-type="float" office:value="30.10314007" calcext:value-type="float">
            <text:p>30,10314007</text:p>
          </table:table-cell>
          <table:table-cell office:value-type="float" office:value="30.85671315" calcext:value-type="float">
            <text:p>30,85671315</text:p>
          </table:table-cell>
          <table:table-cell office:value-type="float" office:value="32.03799186" calcext:value-type="float">
            <text:p>32,03799186</text:p>
          </table:table-cell>
          <table:table-cell office:value-type="float" office:value="32.8025859" calcext:value-type="float">
            <text:p>32,8025859</text:p>
          </table:table-cell>
          <table:table-cell office:value-type="float" office:value="33.45247605" calcext:value-type="float">
            <text:p>33,45247605</text:p>
          </table:table-cell>
          <table:table-cell office:value-type="float" office:value="33.22441653" calcext:value-type="float">
            <text:p>33,22441653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1.78477363834111" calcext:value-type="float">
            <text:p>1,7847736383</text:p>
          </table:table-cell>
          <table:table-cell office:value-type="float" office:value="1.735969254153" calcext:value-type="float">
            <text:p>1,7359692542</text:p>
          </table:table-cell>
          <table:table-cell office:value-type="float" office:value="1.86416535901111" calcext:value-type="float">
            <text:p>1,864165359</text:p>
          </table:table-cell>
          <table:table-cell office:value-type="float" office:value="2.38247243449927" calcext:value-type="float">
            <text:p>2,3824724345</text:p>
          </table:table-cell>
          <table:table-cell office:value-type="float" office:value="2.65673895865236" calcext:value-type="float">
            <text:p>2,6567389587</text:p>
          </table:table-cell>
          <table:table-cell office:value-type="float" office:value="2.83484849497863" calcext:value-type="float">
            <text:p>2,834848495</text:p>
          </table:table-cell>
          <table:table-cell office:value-type="float" office:value="2.70672461095565" calcext:value-type="float">
            <text:p>2,706724611</text:p>
          </table:table-cell>
          <table:table-cell office:value-type="float" office:value="2.95122183253882" calcext:value-type="float">
            <text:p>2,9512218325</text:p>
          </table:table-cell>
          <table:table-cell office:value-type="float" office:value="2.88146337389857" calcext:value-type="float">
            <text:p>2,8814633739</text:p>
          </table:table-cell>
          <table:table-cell office:value-type="float" office:value="2.93476664066487" calcext:value-type="float">
            <text:p>2,9347666407</text:p>
          </table:table-cell>
          <table:table-cell office:value-type="float" office:value="2.9847737577942" calcext:value-type="float">
            <text:p>2,9847737578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1400" calcext:value-type="float">
            <text:p>1400</text:p>
          </table:table-cell>
          <table:table-cell office:value-type="float" office:value="1600" calcext:value-type="float">
            <text:p>1600</text:p>
          </table:table-cell>
          <table:table-cell office:value-type="float" office:value="1800" calcext:value-type="float">
            <text:p>1800</text:p>
          </table:table-cell>
          <table:table-cell office:value-type="float" office:value="2000" calcext:value-type="float">
            <text:p>2000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11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kro-avg. POS/NEG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4:45:33.028231954</dc:date>
    <meta:generator>LibreOffice/4.2.8.2$Linux_X86_64 LibreOffice_project/420m0$Build-2</meta:generator>
    <meta:editing-duration>PT1M38S</meta:editing-duration>
    <meta:editing-cycles>2</meta:editing-cycles>
    <meta:document-statistic meta:table-count="1" meta:cell-count="3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2:Tabelle1.L2" chart:error-lower-range="Tabelle1.B2:Tabelle1.L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2:Tabelle1.L2" chart:error-lower-range="Tabelle1.B2:Tabelle1.L2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4:Tabelle1.L4" chart:error-lower-range="Tabelle1.B4:Tabelle1.L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4:Tabelle1.L4" chart:error-lower-range="Tabelle1.B4:Tabelle1.L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6:Tabelle1.L6" chart:error-lower-range="Tabelle1.B6:Tabelle1.L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6:Tabelle1.L6" chart:error-lower-range="Tabelle1.B6:Tabelle1.L6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857cm" svg:height="12.14cm" xlink:href=".." xlink:type="simple" chart:class="chart:line" chart:style-name="ch1">
        <chart:title svg:x="7.53cm" svg:y="0.378cm" chart:style-name="ch2">
          <text:p>Einfluss auf Abdeckung</text:p>
        </chart:title>
        <chart:subtitle svg:x="1.881cm" svg:y="1.425cm" chart:style-name="ch3">
          <text:p>additiv steingeder Trainingsdatensatz, kein POS, feste Testdaten: 300 Stück (100 pro Klasse)</text:p>
        </chart:subtitle>
        <chart:legend chart:legend-position="end" svg:x="15.1cm" svg:y="5.273cm" style:legend-expansion="high" chart:style-name="ch4"/>
        <chart:plot-area chart:style-name="ch5" table:cell-range-address="Tabelle1.B29:Tabelle1.L29 Tabelle1.A37:Tabelle1.A39 Tabelle1.B1:Tabelle1.L1 Tabelle1.B3:Tabelle1.L3 Tabelle1.B5:Tabelle1.L5" chart:data-source-has-labels="both" svg:x="1.408cm" svg:y="2.376cm" svg:width="13.295cm" svg:height="8.541cm">
          <chartooo:coordinate-region svg:x="2.506cm" svg:y="2.576cm" svg:width="11.825cm" svg:height="7.694cm"/>
          <chart:axis chart:dimension="x" chart:name="primary-x" chart:style-name="ch6" chartooo:axis-type="auto">
            <chartooo:date-scale/>
            <chart:title svg:x="6.119cm" svg:y="11.159cm" chart:style-name="ch7">
              <text:p>Anzahl der Trainingsdaten</text:p>
            </chart:title>
            <chart:categories table:cell-range-address="Tabelle1.B29:Tabelle1.L29"/>
          </chart:axis>
          <chart:axis chart:dimension="y" chart:name="primary-y" chart:style-name="ch6">
            <chart:title svg:x="0.451cm" svg:y="7.881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1:Tabelle1.L1" chart:label-cell-address="Tabelle1.A37:Tabelle1.A37" chart:class="chart:line">
            <chart:error-indicator chart:style-name="ch11" chart:dimension="y"/>
            <chart:data-point chart:repeated="11"/>
          </chart:series>
          <chart:series chart:style-name="ch12" chart:values-cell-range-address="Tabelle1.B3:Tabelle1.L3" chart:label-cell-address="Tabelle1.A38:Tabelle1.A38" chart:class="chart:line">
            <chart:error-indicator chart:style-name="ch13" chart:dimension="y"/>
            <chart:data-point chart:repeated="11"/>
          </chart:series>
          <chart:series chart:style-name="ch14" chart:values-cell-range-address="Tabelle1.B5:Tabelle1.L5" chart:label-cell-address="Tabelle1.A39:Tabelle1.A39" chart:class="chart:line">
            <chart:error-indicator chart:style-name="ch15" chart:dimension="y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abelle1.B29:Tabelle1.L29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7:Tabelle1.A37</svg:desc>
                </draw:g>
              </table:table-cell>
              <table:table-cell office:value-type="float" office:value="0.9585">
                <text:p>0.9585</text:p>
                <draw:g>
                  <svg:desc>Tabelle1.B1:Tabelle1.L1</svg:desc>
                </draw:g>
              </table:table-cell>
              <table:table-cell office:value-type="float" office:value="0.960866666666666">
                <text:p>0.960866666666666</text:p>
              </table:table-cell>
              <table:table-cell office:value-type="float" office:value="0.9624">
                <text:p>0.9624</text:p>
              </table:table-cell>
              <table:table-cell office:value-type="float" office:value="0.963666666666666">
                <text:p>0.963666666666666</text:p>
              </table:table-cell>
              <table:table-cell office:value-type="float" office:value="0.964333333333333">
                <text:p>0.964333333333333</text:p>
              </table:table-cell>
              <table:table-cell office:value-type="float" office:value="0.965133333333333">
                <text:p>0.965133333333333</text:p>
              </table:table-cell>
              <table:table-cell office:value-type="float" office:value="0.965833333333333">
                <text:p>0.965833333333333</text:p>
              </table:table-cell>
              <table:table-cell office:value-type="float" office:value="0.966366666666666">
                <text:p>0.966366666666666</text:p>
              </table:table-cell>
              <table:table-cell office:value-type="float" office:value="0.9669">
                <text:p>0.9669</text:p>
              </table:table-cell>
              <table:table-cell office:value-type="float" office:value="0.967366666666667">
                <text:p>0.967366666666667</text:p>
              </table:table-cell>
              <table:table-cell office:value-type="float" office:value="0.967366666666667">
                <text:p>0.967366666666667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971392142032606">
                <text:p>0.00971392142032606</text:p>
                <draw:g>
                  <svg:desc>Tabelle1.B2:Tabelle1.L2</svg:desc>
                </draw:g>
              </table:table-cell>
              <table:table-cell office:value-type="float" office:value="0.00943546810504873">
                <text:p>0.00943546810504873</text:p>
              </table:table-cell>
              <table:table-cell office:value-type="float" office:value="0.00935735245106105">
                <text:p>0.00935735245106105</text:p>
              </table:table-cell>
              <table:table-cell office:value-type="float" office:value="0.00913178241397137">
                <text:p>0.00913178241397137</text:p>
              </table:table-cell>
              <table:table-cell office:value-type="float" office:value="0.00908248768188444">
                <text:p>0.00908248768188444</text:p>
              </table:table-cell>
              <table:table-cell office:value-type="float" office:value="0.00899457374767459">
                <text:p>0.00899457374767459</text:p>
              </table:table-cell>
              <table:table-cell office:value-type="float" office:value="0.00908094290975287">
                <text:p>0.00908094290975287</text:p>
              </table:table-cell>
              <table:table-cell office:value-type="float" office:value="0.00880127273726563">
                <text:p>0.00880127273726563</text:p>
              </table:table-cell>
              <table:table-cell office:value-type="float" office:value="0.00877777777777778">
                <text:p>0.00877777777777778</text:p>
              </table:table-cell>
              <table:table-cell office:value-type="float" office:value="0.00862350037386745">
                <text:p>0.00862350037386745</text:p>
              </table:table-cell>
              <table:table-cell office:value-type="float" office:value="0.00862350037386745">
                <text:p>0.00862350037386745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971392142032606">
                <text:p>0.00971392142032606</text:p>
                <draw:g>
                  <svg:desc>Tabelle1.B2:Tabelle1.L2</svg:desc>
                </draw:g>
              </table:table-cell>
              <table:table-cell office:value-type="float" office:value="0.00943546810504873">
                <text:p>0.00943546810504873</text:p>
              </table:table-cell>
              <table:table-cell office:value-type="float" office:value="0.00935735245106105">
                <text:p>0.00935735245106105</text:p>
              </table:table-cell>
              <table:table-cell office:value-type="float" office:value="0.00913178241397137">
                <text:p>0.00913178241397137</text:p>
              </table:table-cell>
              <table:table-cell office:value-type="float" office:value="0.00908248768188444">
                <text:p>0.00908248768188444</text:p>
              </table:table-cell>
              <table:table-cell office:value-type="float" office:value="0.00899457374767459">
                <text:p>0.00899457374767459</text:p>
              </table:table-cell>
              <table:table-cell office:value-type="float" office:value="0.00908094290975287">
                <text:p>0.00908094290975287</text:p>
              </table:table-cell>
              <table:table-cell office:value-type="float" office:value="0.00880127273726563">
                <text:p>0.00880127273726563</text:p>
              </table:table-cell>
              <table:table-cell office:value-type="float" office:value="0.00877777777777778">
                <text:p>0.00877777777777778</text:p>
              </table:table-cell>
              <table:table-cell office:value-type="float" office:value="0.00862350037386745">
                <text:p>0.00862350037386745</text:p>
              </table:table-cell>
              <table:table-cell office:value-type="float" office:value="0.00862350037386745">
                <text:p>0.00862350037386745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8:Tabelle1.A38</svg:desc>
                </draw:g>
              </table:table-cell>
              <table:table-cell office:value-type="float" office:value="0.954906407843204">
                <text:p>0.954906407843204</text:p>
                <draw:g>
                  <svg:desc>Tabelle1.B3:Tabelle1.L3</svg:desc>
                </draw:g>
              </table:table-cell>
              <table:table-cell office:value-type="float" office:value="0.957621654993716">
                <text:p>0.957621654993716</text:p>
              </table:table-cell>
              <table:table-cell office:value-type="float" office:value="0.959092527945821">
                <text:p>0.959092527945821</text:p>
              </table:table-cell>
              <table:table-cell office:value-type="float" office:value="0.960434129287176">
                <text:p>0.960434129287176</text:p>
              </table:table-cell>
              <table:table-cell office:value-type="float" office:value="0.961176287253156">
                <text:p>0.961176287253156</text:p>
              </table:table-cell>
              <table:table-cell office:value-type="float" office:value="0.962058347263064">
                <text:p>0.962058347263064</text:p>
              </table:table-cell>
              <table:table-cell office:value-type="float" office:value="0.962807742612042">
                <text:p>0.962807742612042</text:p>
              </table:table-cell>
              <table:table-cell office:value-type="float" office:value="0.963371838171818">
                <text:p>0.963371838171818</text:p>
              </table:table-cell>
              <table:table-cell office:value-type="float" office:value="0.963823993737035">
                <text:p>0.963823993737035</text:p>
              </table:table-cell>
              <table:table-cell office:value-type="float" office:value="0.964268652984888">
                <text:p>0.964268652984888</text:p>
              </table:table-cell>
              <table:table-cell office:value-type="float" office:value="0.964268652984888">
                <text:p>0.964268652984888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24596543679534">
                <text:p>0.0124596543679534</text:p>
                <draw:g>
                  <svg:desc>Tabelle1.B4:Tabelle1.L4</svg:desc>
                </draw:g>
              </table:table-cell>
              <table:table-cell office:value-type="float" office:value="0.0118731311552188">
                <text:p>0.0118731311552188</text:p>
              </table:table-cell>
              <table:table-cell office:value-type="float" office:value="0.0118644206221109">
                <text:p>0.0118644206221109</text:p>
              </table:table-cell>
              <table:table-cell office:value-type="float" office:value="0.0117358142262195">
                <text:p>0.0117358142262195</text:p>
              </table:table-cell>
              <table:table-cell office:value-type="float" office:value="0.0116834022439704">
                <text:p>0.0116834022439704</text:p>
              </table:table-cell>
              <table:table-cell office:value-type="float" office:value="0.0114155220578573">
                <text:p>0.0114155220578573</text:p>
              </table:table-cell>
              <table:table-cell office:value-type="float" office:value="0.0111290860136523">
                <text:p>0.0111290860136523</text:p>
              </table:table-cell>
              <table:table-cell office:value-type="float" office:value="0.010763087599749">
                <text:p>0.010763087599749</text:p>
              </table:table-cell>
              <table:table-cell office:value-type="float" office:value="0.0106120606181268">
                <text:p>0.0106120606181268</text:p>
              </table:table-cell>
              <table:table-cell office:value-type="float" office:value="0.0106937108474574">
                <text:p>0.0106937108474574</text:p>
              </table:table-cell>
              <table:table-cell office:value-type="float" office:value="0.0106937108474574">
                <text:p>0.0106937108474574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24596543679534">
                <text:p>0.0124596543679534</text:p>
                <draw:g>
                  <svg:desc>Tabelle1.B4:Tabelle1.L4</svg:desc>
                </draw:g>
              </table:table-cell>
              <table:table-cell office:value-type="float" office:value="0.0118731311552188">
                <text:p>0.0118731311552188</text:p>
              </table:table-cell>
              <table:table-cell office:value-type="float" office:value="0.0118644206221109">
                <text:p>0.0118644206221109</text:p>
              </table:table-cell>
              <table:table-cell office:value-type="float" office:value="0.0117358142262195">
                <text:p>0.0117358142262195</text:p>
              </table:table-cell>
              <table:table-cell office:value-type="float" office:value="0.0116834022439704">
                <text:p>0.0116834022439704</text:p>
              </table:table-cell>
              <table:table-cell office:value-type="float" office:value="0.0114155220578573">
                <text:p>0.0114155220578573</text:p>
              </table:table-cell>
              <table:table-cell office:value-type="float" office:value="0.0111290860136523">
                <text:p>0.0111290860136523</text:p>
              </table:table-cell>
              <table:table-cell office:value-type="float" office:value="0.010763087599749">
                <text:p>0.010763087599749</text:p>
              </table:table-cell>
              <table:table-cell office:value-type="float" office:value="0.0106120606181268">
                <text:p>0.0106120606181268</text:p>
              </table:table-cell>
              <table:table-cell office:value-type="float" office:value="0.0106937108474574">
                <text:p>0.0106937108474574</text:p>
              </table:table-cell>
              <table:table-cell office:value-type="float" office:value="0.0106937108474574">
                <text:p>0.0106937108474574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9:Tabelle1.A39</svg:desc>
                </draw:g>
              </table:table-cell>
              <table:table-cell office:value-type="float" office:value="0.949859666869771">
                <text:p>0.949859666869771</text:p>
                <draw:g>
                  <svg:desc>Tabelle1.B5:Tabelle1.L5</svg:desc>
                </draw:g>
              </table:table-cell>
              <table:table-cell office:value-type="float" office:value="0.953070326674823">
                <text:p>0.953070326674823</text:p>
              </table:table-cell>
              <table:table-cell office:value-type="float" office:value="0.954462990032481">
                <text:p>0.954462990032481</text:p>
              </table:table-cell>
              <table:table-cell office:value-type="float" office:value="0.955940237345072">
                <text:p>0.955940237345072</text:p>
              </table:table-cell>
              <table:table-cell office:value-type="float" office:value="0.95680176286724">
                <text:p>0.95680176286724</text:p>
              </table:table-cell>
              <table:table-cell office:value-type="float" office:value="0.95783553229328">
                <text:p>0.95783553229328</text:p>
              </table:table-cell>
              <table:table-cell office:value-type="float" office:value="0.95868259503183">
                <text:p>0.95868259503183</text:p>
              </table:table-cell>
              <table:table-cell office:value-type="float" office:value="0.959310371872527">
                <text:p>0.959310371872527</text:p>
              </table:table-cell>
              <table:table-cell office:value-type="float" office:value="0.959679475518529">
                <text:p>0.959679475518529</text:p>
              </table:table-cell>
              <table:table-cell office:value-type="float" office:value="0.960095680270595">
                <text:p>0.960095680270595</text:p>
              </table:table-cell>
              <table:table-cell office:value-type="float" office:value="0.960095680270595">
                <text:p>0.960095680270595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77637834321418">
                <text:p>0.0177637834321418</text:p>
                <draw:g>
                  <svg:desc>Tabelle1.B6:Tabelle1.L6</svg:desc>
                </draw:g>
              </table:table-cell>
              <table:table-cell office:value-type="float" office:value="0.0169934832454628">
                <text:p>0.0169934832454628</text:p>
              </table:table-cell>
              <table:table-cell office:value-type="float" office:value="0.0169618131592409">
                <text:p>0.0169618131592409</text:p>
              </table:table-cell>
              <table:table-cell office:value-type="float" office:value="0.0170428508821027">
                <text:p>0.0170428508821027</text:p>
              </table:table-cell>
              <table:table-cell office:value-type="float" office:value="0.0169350924053775">
                <text:p>0.0169350924053775</text:p>
              </table:table-cell>
              <table:table-cell office:value-type="float" office:value="0.0163780227718535">
                <text:p>0.0163780227718535</text:p>
              </table:table-cell>
              <table:table-cell office:value-type="float" office:value="0.0157494533874425">
                <text:p>0.0157494533874425</text:p>
              </table:table-cell>
              <table:table-cell office:value-type="float" office:value="0.015273493792393">
                <text:p>0.015273493792393</text:p>
              </table:table-cell>
              <table:table-cell office:value-type="float" office:value="0.0149450975115635">
                <text:p>0.0149450975115635</text:p>
              </table:table-cell>
              <table:table-cell office:value-type="float" office:value="0.015283427001288">
                <text:p>0.015283427001288</text:p>
              </table:table-cell>
              <table:table-cell office:value-type="float" office:value="0.015283427001288">
                <text:p>0.015283427001288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177637834321418">
                <text:p>0.0177637834321418</text:p>
                <draw:g>
                  <svg:desc>Tabelle1.B6:Tabelle1.L6</svg:desc>
                </draw:g>
              </table:table-cell>
              <table:table-cell office:value-type="float" office:value="0.0169934832454628">
                <text:p>0.0169934832454628</text:p>
              </table:table-cell>
              <table:table-cell office:value-type="float" office:value="0.0169618131592409">
                <text:p>0.0169618131592409</text:p>
              </table:table-cell>
              <table:table-cell office:value-type="float" office:value="0.0170428508821027">
                <text:p>0.0170428508821027</text:p>
              </table:table-cell>
              <table:table-cell office:value-type="float" office:value="0.0169350924053775">
                <text:p>0.0169350924053775</text:p>
              </table:table-cell>
              <table:table-cell office:value-type="float" office:value="0.0163780227718535">
                <text:p>0.0163780227718535</text:p>
              </table:table-cell>
              <table:table-cell office:value-type="float" office:value="0.0157494533874425">
                <text:p>0.0157494533874425</text:p>
              </table:table-cell>
              <table:table-cell office:value-type="float" office:value="0.015273493792393">
                <text:p>0.015273493792393</text:p>
              </table:table-cell>
              <table:table-cell office:value-type="float" office:value="0.0149450975115635">
                <text:p>0.0149450975115635</text:p>
              </table:table-cell>
              <table:table-cell office:value-type="float" office:value="0.015283427001288">
                <text:p>0.015283427001288</text:p>
              </table:table-cell>
              <table:table-cell office:value-type="float" office:value="0.015283427001288">
                <text:p>0.015283427001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L8" chart:error-lower-range="Tabelle1.B8:Tabelle1.L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L8" chart:error-lower-range="Tabelle1.B8:Tabelle1.L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0:Tabelle1.L10" chart:error-lower-range="Tabelle1.B10:Tabelle1.L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0:Tabelle1.L10" chart:error-lower-range="Tabelle1.B10:Tabelle1.L10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12:Tabelle1.L12" chart:error-lower-range="Tabelle1.B12:Tabelle1.L1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2:Tabelle1.L12" chart:error-lower-range="Tabelle1.B12:Tabelle1.L12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72cm" svg:height="12.272cm" xlink:href=".." xlink:type="simple" chart:class="chart:line" chart:style-name="ch1">
        <chart:title svg:x="7.012cm" svg:y="0.381cm" chart:style-name="ch2">
          <text:p>Einfluss auf die Genauigkeit</text:p>
        </chart:title>
        <chart:subtitle svg:x="1.813cm" svg:y="1.431cm" chart:style-name="ch3">
          <text:p>additiv steigender Trainingsdatensatz, kein POS, feste Testdaten: 300 Stück (100 pro Klasse)</text:p>
        </chart:subtitle>
        <chart:legend chart:legend-position="end" svg:x="14.963cm" svg:y="5.339cm" style:legend-expansion="high" chart:style-name="ch4"/>
        <chart:plot-area chart:style-name="ch5" table:cell-range-address="Tabelle1.B29:Tabelle1.L29 Tabelle1.A37:Tabelle1.A39 Tabelle1.B7:Tabelle1.L7 Tabelle1.B9:Tabelle1.L9 Tabelle1.B11:Tabelle1.L11" chart:data-source-has-labels="both" svg:x="1.405cm" svg:y="2.385cm" svg:width="13.164cm" svg:height="8.661cm">
          <chartooo:coordinate-region svg:x="2.132cm" svg:y="2.584cm" svg:width="12.065cm" svg:height="7.815cm"/>
          <chart:axis chart:dimension="x" chart:name="primary-x" chart:style-name="ch6" chartooo:axis-type="auto">
            <chartooo:date-scale/>
            <chart:title svg:x="6.051cm" svg:y="11.291cm" chart:style-name="ch7">
              <text:p>Anzahl der Trainingsdaten</text:p>
            </chart:title>
            <chart:categories table:cell-range-address="Tabelle1.B29:Tabelle1.L29"/>
          </chart:axis>
          <chart:axis chart:dimension="y" chart:name="primary-y" chart:style-name="ch6">
            <chart:title svg:x="0.451cm" svg:y="8.003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L7" chart:label-cell-address="Tabelle1.A37:Tabelle1.A37" chart:class="chart:line">
            <chart:error-indicator chart:style-name="ch11" chart:dimension="y"/>
            <chart:data-point chart:repeated="11"/>
          </chart:series>
          <chart:series chart:style-name="ch12" chart:values-cell-range-address="Tabelle1.B9:Tabelle1.L9" chart:label-cell-address="Tabelle1.A38:Tabelle1.A38" chart:class="chart:line">
            <chart:error-indicator chart:style-name="ch13" chart:dimension="y"/>
            <chart:data-point chart:repeated="11"/>
          </chart:series>
          <chart:series chart:style-name="ch14" chart:values-cell-range-address="Tabelle1.B11:Tabelle1.L11" chart:label-cell-address="Tabelle1.A39:Tabelle1.A39" chart:class="chart:line">
            <chart:error-indicator chart:style-name="ch15" chart:dimension="y"/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Tabelle1.B29:Tabelle1.L29</svg:desc>
                </draw:g>
              </table:table-cell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800">
                <text:p>800</text:p>
              </table:table-cell>
              <table:table-cell office:value-type="float" office:value="1000">
                <text:p>1000</text:p>
              </table:table-cell>
              <table:table-cell office:value-type="float" office:value="1200">
                <text:p>1200</text:p>
              </table:table-cell>
              <table:table-cell office:value-type="float" office:value="1400">
                <text:p>1400</text:p>
              </table:table-cell>
              <table:table-cell office:value-type="float" office:value="1600">
                <text:p>1600</text:p>
              </table:table-cell>
              <table:table-cell office:value-type="float" office:value="1800">
                <text:p>1800</text:p>
              </table:table-cell>
              <table:table-cell office:value-type="float" office:value="2000">
                <text:p>2000</text:p>
              </table:table-cell>
              <table:table-cell office:value-type="float" office:value="2033">
                <text:p>203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7:Tabelle1.A37</svg:desc>
                </draw:g>
              </table:table-cell>
              <table:table-cell office:value-type="float" office:value="0.607293658073113">
                <text:p>0.607293658073113</text:p>
                <draw:g>
                  <svg:desc>Tabelle1.B7:Tabelle1.L7</svg:desc>
                </draw:g>
              </table:table-cell>
              <table:table-cell office:value-type="float" office:value="0.612620939431152">
                <text:p>0.612620939431152</text:p>
              </table:table-cell>
              <table:table-cell office:value-type="float" office:value="0.616210269341853">
                <text:p>0.616210269341853</text:p>
              </table:table-cell>
              <table:table-cell office:value-type="float" office:value="0.61964760996692">
                <text:p>0.61964760996692</text:p>
              </table:table-cell>
              <table:table-cell office:value-type="float" office:value="0.623437228115217">
                <text:p>0.623437228115217</text:p>
              </table:table-cell>
              <table:table-cell office:value-type="float" office:value="0.626901208463175">
                <text:p>0.626901208463175</text:p>
              </table:table-cell>
              <table:table-cell office:value-type="float" office:value="0.628965240938018">
                <text:p>0.628965240938018</text:p>
              </table:table-cell>
              <table:table-cell office:value-type="float" office:value="0.630130230360164">
                <text:p>0.630130230360164</text:p>
              </table:table-cell>
              <table:table-cell office:value-type="float" office:value="0.63306210009623">
                <text:p>0.63306210009623</text:p>
              </table:table-cell>
              <table:table-cell office:value-type="float" office:value="0.636517679226586">
                <text:p>0.636517679226586</text:p>
              </table:table-cell>
              <table:table-cell office:value-type="float" office:value="0.637203991943828">
                <text:p>0.637203991943828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296814469663761">
                <text:p>0.0296814469663761</text:p>
                <draw:g>
                  <svg:desc>Tabelle1.B8:Tabelle1.L8</svg:desc>
                </draw:g>
              </table:table-cell>
              <table:table-cell office:value-type="float" office:value="0.029665481923584">
                <text:p>0.029665481923584</text:p>
              </table:table-cell>
              <table:table-cell office:value-type="float" office:value="0.0289135772431225">
                <text:p>0.0289135772431225</text:p>
              </table:table-cell>
              <table:table-cell office:value-type="float" office:value="0.0290089546504673">
                <text:p>0.0290089546504673</text:p>
              </table:table-cell>
              <table:table-cell office:value-type="float" office:value="0.0285685987458903">
                <text:p>0.0285685987458903</text:p>
              </table:table-cell>
              <table:table-cell office:value-type="float" office:value="0.0285303691171502">
                <text:p>0.0285303691171502</text:p>
              </table:table-cell>
              <table:table-cell office:value-type="float" office:value="0.0288596532177643">
                <text:p>0.0288596532177643</text:p>
              </table:table-cell>
              <table:table-cell office:value-type="float" office:value="0.0291004648522535">
                <text:p>0.0291004648522535</text:p>
              </table:table-cell>
              <table:table-cell office:value-type="float" office:value="0.0288776207742784">
                <text:p>0.0288776207742784</text:p>
              </table:table-cell>
              <table:table-cell office:value-type="float" office:value="0.0283379739504392">
                <text:p>0.0283379739504392</text:p>
              </table:table-cell>
              <table:table-cell office:value-type="float" office:value="0.0285908126903069">
                <text:p>0.0285908126903069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296814469663761">
                <text:p>0.0296814469663761</text:p>
                <draw:g>
                  <svg:desc>Tabelle1.B8:Tabelle1.L8</svg:desc>
                </draw:g>
              </table:table-cell>
              <table:table-cell office:value-type="float" office:value="0.029665481923584">
                <text:p>0.029665481923584</text:p>
              </table:table-cell>
              <table:table-cell office:value-type="float" office:value="0.0289135772431225">
                <text:p>0.0289135772431225</text:p>
              </table:table-cell>
              <table:table-cell office:value-type="float" office:value="0.0290089546504673">
                <text:p>0.0290089546504673</text:p>
              </table:table-cell>
              <table:table-cell office:value-type="float" office:value="0.0285685987458903">
                <text:p>0.0285685987458903</text:p>
              </table:table-cell>
              <table:table-cell office:value-type="float" office:value="0.0285303691171502">
                <text:p>0.0285303691171502</text:p>
              </table:table-cell>
              <table:table-cell office:value-type="float" office:value="0.0288596532177643">
                <text:p>0.0288596532177643</text:p>
              </table:table-cell>
              <table:table-cell office:value-type="float" office:value="0.0291004648522535">
                <text:p>0.0291004648522535</text:p>
              </table:table-cell>
              <table:table-cell office:value-type="float" office:value="0.0288776207742784">
                <text:p>0.0288776207742784</text:p>
              </table:table-cell>
              <table:table-cell office:value-type="float" office:value="0.0283379739504392">
                <text:p>0.0283379739504392</text:p>
              </table:table-cell>
              <table:table-cell office:value-type="float" office:value="0.0285908126903069">
                <text:p>0.0285908126903069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8:Tabelle1.A38</svg:desc>
                </draw:g>
              </table:table-cell>
              <table:table-cell office:value-type="float" office:value="0.356189169091916">
                <text:p>0.356189169091916</text:p>
                <draw:g>
                  <svg:desc>Tabelle1.B9:Tabelle1.L9</svg:desc>
                </draw:g>
              </table:table-cell>
              <table:table-cell office:value-type="float" office:value="0.367977109160839">
                <text:p>0.367977109160839</text:p>
              </table:table-cell>
              <table:table-cell office:value-type="float" office:value="0.375033530117451">
                <text:p>0.375033530117451</text:p>
              </table:table-cell>
              <table:table-cell office:value-type="float" office:value="0.381865411305617">
                <text:p>0.381865411305617</text:p>
              </table:table-cell>
              <table:table-cell office:value-type="float" office:value="0.387826204339284">
                <text:p>0.387826204339284</text:p>
              </table:table-cell>
              <table:table-cell office:value-type="float" office:value="0.394220014997274">
                <text:p>0.394220014997274</text:p>
              </table:table-cell>
              <table:table-cell office:value-type="float" office:value="0.398836786499077">
                <text:p>0.398836786499077</text:p>
              </table:table-cell>
              <table:table-cell office:value-type="float" office:value="0.401462736978417">
                <text:p>0.401462736978417</text:p>
              </table:table-cell>
              <table:table-cell office:value-type="float" office:value="0.406191766539501">
                <text:p>0.406191766539501</text:p>
              </table:table-cell>
              <table:table-cell office:value-type="float" office:value="0.412112350873282">
                <text:p>0.412112350873282</text:p>
              </table:table-cell>
              <table:table-cell office:value-type="float" office:value="0.412967730475526">
                <text:p>0.412967730475526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63957947137893">
                <text:p>0.0163957947137893</text:p>
                <draw:g>
                  <svg:desc>Tabelle1.B10:Tabelle1.L10</svg:desc>
                </draw:g>
              </table:table-cell>
              <table:table-cell office:value-type="float" office:value="0.0169583726577795">
                <text:p>0.0169583726577795</text:p>
              </table:table-cell>
              <table:table-cell office:value-type="float" office:value="0.0177813462268516">
                <text:p>0.0177813462268516</text:p>
              </table:table-cell>
              <table:table-cell office:value-type="float" office:value="0.0180232595160961">
                <text:p>0.0180232595160961</text:p>
              </table:table-cell>
              <table:table-cell office:value-type="float" office:value="0.0179610636649907">
                <text:p>0.0179610636649907</text:p>
              </table:table-cell>
              <table:table-cell office:value-type="float" office:value="0.017812111774235">
                <text:p>0.017812111774235</text:p>
              </table:table-cell>
              <table:table-cell office:value-type="float" office:value="0.0184442540499568">
                <text:p>0.0184442540499568</text:p>
              </table:table-cell>
              <table:table-cell office:value-type="float" office:value="0.0191494637993796">
                <text:p>0.0191494637993796</text:p>
              </table:table-cell>
              <table:table-cell office:value-type="float" office:value="0.0186193209298944">
                <text:p>0.0186193209298944</text:p>
              </table:table-cell>
              <table:table-cell office:value-type="float" office:value="0.019756341948761">
                <text:p>0.019756341948761</text:p>
              </table:table-cell>
              <table:table-cell office:value-type="float" office:value="0.019591851753482">
                <text:p>0.019591851753482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63957947137893">
                <text:p>0.0163957947137893</text:p>
                <draw:g>
                  <svg:desc>Tabelle1.B10:Tabelle1.L10</svg:desc>
                </draw:g>
              </table:table-cell>
              <table:table-cell office:value-type="float" office:value="0.0169583726577795">
                <text:p>0.0169583726577795</text:p>
              </table:table-cell>
              <table:table-cell office:value-type="float" office:value="0.0177813462268516">
                <text:p>0.0177813462268516</text:p>
              </table:table-cell>
              <table:table-cell office:value-type="float" office:value="0.0180232595160961">
                <text:p>0.0180232595160961</text:p>
              </table:table-cell>
              <table:table-cell office:value-type="float" office:value="0.0179610636649907">
                <text:p>0.0179610636649907</text:p>
              </table:table-cell>
              <table:table-cell office:value-type="float" office:value="0.017812111774235">
                <text:p>0.017812111774235</text:p>
              </table:table-cell>
              <table:table-cell office:value-type="float" office:value="0.0184442540499568">
                <text:p>0.0184442540499568</text:p>
              </table:table-cell>
              <table:table-cell office:value-type="float" office:value="0.0191494637993796">
                <text:p>0.0191494637993796</text:p>
              </table:table-cell>
              <table:table-cell office:value-type="float" office:value="0.0186193209298944">
                <text:p>0.0186193209298944</text:p>
              </table:table-cell>
              <table:table-cell office:value-type="float" office:value="0.019756341948761">
                <text:p>0.019756341948761</text:p>
              </table:table-cell>
              <table:table-cell office:value-type="float" office:value="0.019591851753482">
                <text:p>0.019591851753482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39:Tabelle1.A39</svg:desc>
                </draw:g>
              </table:table-cell>
              <table:table-cell office:value-type="float" office:value="0.0408586725012819">
                <text:p>0.0408586725012819</text:p>
                <draw:g>
                  <svg:desc>Tabelle1.B11:Tabelle1.L11</svg:desc>
                </draw:g>
              </table:table-cell>
              <table:table-cell office:value-type="float" office:value="0.0604834074076571">
                <text:p>0.0604834074076571</text:p>
              </table:table-cell>
              <table:table-cell office:value-type="float" office:value="0.0722672299278593">
                <text:p>0.0722672299278593</text:p>
              </table:table-cell>
              <table:table-cell office:value-type="float" office:value="0.0834445470034923">
                <text:p>0.0834445470034923</text:p>
              </table:table-cell>
              <table:table-cell office:value-type="float" office:value="0.0923385826653455">
                <text:p>0.0923385826653455</text:p>
              </table:table-cell>
              <table:table-cell office:value-type="float" office:value="0.102374013386928">
                <text:p>0.102374013386928</text:p>
              </table:table-cell>
              <table:table-cell office:value-type="float" office:value="0.109968456240771">
                <text:p>0.109968456240771</text:p>
              </table:table-cell>
              <table:table-cell office:value-type="float" office:value="0.114383454812496">
                <text:p>0.114383454812496</text:p>
              </table:table-cell>
              <table:table-cell office:value-type="float" office:value="0.12149647272163">
                <text:p>0.12149647272163</text:p>
              </table:table-cell>
              <table:table-cell office:value-type="float" office:value="0.13037663553069">
                <text:p>0.13037663553069</text:p>
              </table:table-cell>
              <table:table-cell office:value-type="float" office:value="0.131442940833651">
                <text:p>0.131442940833651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250797449200868">
                <text:p>0.0250797449200868</text:p>
                <draw:g>
                  <svg:desc>Tabelle1.B12:Tabelle1.L12</svg:desc>
                </draw:g>
              </table:table-cell>
              <table:table-cell office:value-type="float" office:value="0.0256685617363311">
                <text:p>0.0256685617363311</text:p>
              </table:table-cell>
              <table:table-cell office:value-type="float" office:value="0.0270733908883825">
                <text:p>0.0270733908883825</text:p>
              </table:table-cell>
              <table:table-cell office:value-type="float" office:value="0.0272749210573057">
                <text:p>0.0272749210573057</text:p>
              </table:table-cell>
              <table:table-cell office:value-type="float" office:value="0.0273006293824846">
                <text:p>0.0273006293824846</text:p>
              </table:table-cell>
              <table:table-cell office:value-type="float" office:value="0.0271623072894465">
                <text:p>0.0271623072894465</text:p>
              </table:table-cell>
              <table:table-cell office:value-type="float" office:value="0.0275965805353778">
                <text:p>0.0275965805353778</text:p>
              </table:table-cell>
              <table:table-cell office:value-type="float" office:value="0.0281103394780385">
                <text:p>0.0281103394780385</text:p>
              </table:table-cell>
              <table:table-cell office:value-type="float" office:value="0.0272674862628904">
                <text:p>0.0272674862628904</text:p>
              </table:table-cell>
              <table:table-cell office:value-type="float" office:value="0.0295665715146065">
                <text:p>0.0295665715146065</text:p>
              </table:table-cell>
              <table:table-cell office:value-type="float" office:value="0.029181140864932">
                <text:p>0.029181140864932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250797449200868">
                <text:p>0.0250797449200868</text:p>
                <draw:g>
                  <svg:desc>Tabelle1.B12:Tabelle1.L12</svg:desc>
                </draw:g>
              </table:table-cell>
              <table:table-cell office:value-type="float" office:value="0.0256685617363311">
                <text:p>0.0256685617363311</text:p>
              </table:table-cell>
              <table:table-cell office:value-type="float" office:value="0.0270733908883825">
                <text:p>0.0270733908883825</text:p>
              </table:table-cell>
              <table:table-cell office:value-type="float" office:value="0.0272749210573057">
                <text:p>0.0272749210573057</text:p>
              </table:table-cell>
              <table:table-cell office:value-type="float" office:value="0.0273006293824846">
                <text:p>0.0273006293824846</text:p>
              </table:table-cell>
              <table:table-cell office:value-type="float" office:value="0.0271623072894465">
                <text:p>0.0271623072894465</text:p>
              </table:table-cell>
              <table:table-cell office:value-type="float" office:value="0.0275965805353778">
                <text:p>0.0275965805353778</text:p>
              </table:table-cell>
              <table:table-cell office:value-type="float" office:value="0.0281103394780385">
                <text:p>0.0281103394780385</text:p>
              </table:table-cell>
              <table:table-cell office:value-type="float" office:value="0.0272674862628904">
                <text:p>0.0272674862628904</text:p>
              </table:table-cell>
              <table:table-cell office:value-type="float" office:value="0.0295665715146065">
                <text:p>0.0295665715146065</text:p>
              </table:table-cell>
              <table:table-cell office:value-type="float" office:value="0.029181140864932">
                <text:p>0.0291811408649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